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1.376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cm" fo:min-width="4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cm" fo:min-width="3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7.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126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1.75cm" svg:x="1.5cm" svg:y="1.25cm">
          <text:p text:style-name="P1">Teste de memor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5cm" svg:x="22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75cm" svg:height="3.25cm" svg:x="1.5cm" svg:y="4cm">
          <text:p text:style-name="P1">Põe Segmento em DS</text:p>
          <text:p text:style-name="P1">Põe endereço em B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75cm" svg:height="1.75cm" svg:x="1.5cm" svg:y="12cm">
          <text:p text:style-name="P1">Lê DS:BX em A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3.25cm" svg:x="1.5cm" svg:y="8cm">
          <text:p text:style-name="P1">Pões 0xA5 em AX</text:p>
          <text:p text:style-name="P1">Escreve AX em DS:B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5cm" svg:height="6.5cm" svg:x="1.5cm" svg:y="15cm">
          <text:p text:style-name="P1">Verifica se o valor de AX é igual a 0xA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8.25cm" svg:height="2.5cm" svg:x="20.5cm" svg:y="13.2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25cm" svg:x="10.25cm" svg:y="17.5cm">
          <text:p text:style-name="P1">Incrementa B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25cm" svg:height="4cm" svg:x="9.25cm" svg:y="20.5cm">
          <text:p text:style-name="P1">BX = 0x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8.25cm" svg:height="2.5cm" svg:x="8.75cm" svg:y="25.25cm">
          <text:p text:style-name="P1">Incrementa D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20:03:36.293654321</meta:creation-date>
    <dc:date>2024-11-02T20:16:38.000188697</dc:date>
    <meta:editing-duration>PT2M39S</meta:editing-duration>
    <meta:editing-cycles>1</meta:editing-cycles>
    <meta:document-statistic meta:object-count="10"/>
    <meta:generator>LibreOffice/24.2.6.2$Linux_X86_64 LibreOffice_project/420$Build-2</meta:generator>
  </office:meta>
</office:document-meta>
</file>